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13cm" fo:margin-left="0cm" table:align="left"/>
    </style:style>
    <style:style style:name="Tabel1.A" style:family="table-column">
      <style:table-column-properties style:column-width="1.005cm"/>
    </style:style>
    <style:style style:name="Tabel1.B" style:family="table-column">
      <style:table-column-properties style:column-width="5.106cm"/>
    </style:style>
    <style:style style:name="Tabel1.C" style:family="table-column">
      <style:table-column-properties style:column-width="10.90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20pt" officeooo:rsid="0004f558" officeooo:paragraph-rsid="0004f558" style:font-size-asian="17.5pt" style:font-size-complex="20pt"/>
    </style:style>
    <style:style style:name="P2" style:family="paragraph" style:parent-style-name="Standard">
      <style:text-properties style:font-name="Arial" fo:font-size="14pt" officeooo:rsid="0004f558" officeooo:paragraph-rsid="0004f558" style:font-size-asian="12.25pt" style:font-size-complex="14pt"/>
    </style:style>
    <style:style style:name="P3" style:family="paragraph" style:parent-style-name="Standard" style:list-style-name="L1">
      <style:text-properties style:font-name="Arial" fo:font-size="14pt" officeooo:rsid="0004f558" officeooo:paragraph-rsid="0004f558" style:font-size-asian="12.25pt" style:font-size-complex="14pt"/>
    </style:style>
    <style:style style:name="P4" style:family="paragraph" style:parent-style-name="Standard" style:list-style-name="L1">
      <style:text-properties style:font-name="Arial" fo:font-size="14pt" officeooo:rsid="000595f5" officeooo:paragraph-rsid="000595f5" style:font-size-asian="12.25pt" style:font-size-complex="14pt"/>
    </style:style>
    <style:style style:name="P5" style:family="paragraph" style:parent-style-name="Table_20_Contents">
      <style:text-properties style:font-name="Arial" fo:font-size="14pt" officeooo:rsid="0004f558" officeooo:paragraph-rsid="0004f558" style:font-size-asian="12.25pt" style:font-size-complex="14pt"/>
    </style:style>
    <style:style style:name="P6" style:family="paragraph" style:parent-style-name="Table_20_Contents">
      <style:text-properties style:font-name="Arial" fo:font-size="14pt" officeooo:rsid="000595f5" officeooo:paragraph-rsid="000595f5" style:font-size-asian="12.25pt" style:font-size-complex="1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un, Project Review 001</text:p>
      <text:p text:style-name="P2"/>
      <text:p text:style-name="P2">Doelen:</text:p>
      <table:table table:name="Tabel1" table:style-name="Tabel1">
        <table:table-column table:style-name="Tabel1.A"/>
        <table:table-column table:style-name="Tabel1.B"/>
        <table:table-column table:style-name="Tabel1.C"/>
        <table:table-row>
          <table:table-cell table:style-name="Tabel1.A1" office:value-type="string">
            <text:p text:style-name="P2"/>
          </table:table-cell>
          <table:table-cell table:style-name="Tabel1.A1" office:value-type="string">
            <text:list xml:id="list232010938" text:style-name="L1">
              <text:list-item>
                <text:p text:style-name="P3">Comfortabel worden met de computerhuis omgeving.</text:p>
              </text:list-item>
            </text:list>
          </table:table-cell>
          <table:table-cell table:style-name="Tabel1.C1" office:value-type="string">
            <text:p text:style-name="P5">Ik heb mijn plekje gevonden en een idee op gedaan van hoe de sfeer is. Ik kan nog geen goed beeld vormen van de geboden ondersteuning op psychologisch of pedagogisch gebied. Hopelijk dat hier na dit gesprek en de komende projecten meer inzicht in komt.</text:p>
          </table:table-cell>
        </table:table-row>
        <table:table-row>
          <table:table-cell table:style-name="Tabel1.A2" office:value-type="string">
            <text:p text:style-name="P2"/>
          </table:table-cell>
          <table:table-cell table:style-name="Tabel1.A2" office:value-type="string">
            <text:list xml:id="list94136092738623" text:continue-numbering="true" text:style-name="L1">
              <text:list-item>
                <text:p text:style-name="P3">In de routine komen om op tijd op te staan en aanwezig te zijn.</text:p>
              </text:list-item>
            </text:list>
          </table:table-cell>
          <table:table-cell table:style-name="Tabel1.C2" office:value-type="string">
            <text:p text:style-name="P5">Het lukt mij meestal om rond 9u aanwezig te zijn. Thuis blijf ik vaak nog erg lang in bed liggen voordat ik op sta en aan mijn ochtend begin. Hier valt nog veel in te halen. Ik moet nog een tijdje experimenteren met <text:span text:style-name="T1">hoe</text:span><text:span text:style-name="T2"> dat dat te behalen valt.</text:span></text:p>
          </table:table-cell>
        </table:table-row>
        <table:table-row>
          <table:table-cell table:style-name="Tabel1.A2" office:value-type="string">
            <text:p text:style-name="P2"/>
          </table:table-cell>
          <table:table-cell table:style-name="Tabel1.A2" office:value-type="string">
            <text:list xml:id="list94135959217667" text:continue-numbering="true" text:style-name="L1">
              <text:list-item>
                <text:p text:style-name="P3">Even weer inkomen in programmeer denken.</text:p>
              </text:list-item>
            </text:list>
          </table:table-cell>
          <table:table-cell table:style-name="Tabel1.C2" office:value-type="string">
            <text:p text:style-name="P5">Het was fijn om even en relatief laag drempelige uitdaging op te pakken om in te komen, ik merk dat ik het niet echt verleerd ben en vrij snel weer op kon pakken.</text:p>
          </table:table-cell>
        </table:table-row>
        <table:table-row>
          <table:table-cell table:style-name="Tabel1.A2" office:value-type="string">
            <text:p text:style-name="P2"/>
          </table:table-cell>
          <table:table-cell table:style-name="Tabel1.A2" office:value-type="string">
            <text:list xml:id="list94136268532869" text:continue-numbering="true" text:style-name="L1">
              <text:list-item>
                <text:p text:style-name="P4">Doorzetten om het project voor de besloten tijd vol te houden.</text:p>
              </text:list-item>
            </text:list>
          </table:table-cell>
          <table:table-cell table:style-name="Tabel1.C2" office:value-type="string">
            <text:p text:style-name="P6">De eerste twee weken ging alles relatief soepel, daarna was er wat gedoe in mijn prive leven en merkte ik dat het lastig was om mijn focus en aandacht er bij te houden. Ik heb een dagje vrij gepakt, en ook dagen gehad waar ik weinig of zelfs niks voor elkaar kreeg. In de vierde week ging alles weer iets soepeler, en heb ik nog een paar laatste dingetjes af kunnen maken.</text:p>
          </table:table-cell>
        </table:table-row>
      </table:table>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06T09:39:53.632000000</dc:date>
    <meta:editing-duration>PT4M55S</meta:editing-duration>
    <meta:editing-cycles>3</meta:editing-cycles>
    <meta:document-statistic meta:table-count="1" meta:image-count="0" meta:object-count="0" meta:page-count="1" meta:paragraph-count="10" meta:word-count="245" meta:character-count="1282" meta:non-whitespace-character-count="1051"/>
  </office:meta>
</office:document-meta>
</file>